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e59" draw:textarea-horizontal-align="justify" draw:textarea-vertical-align="middle" draw:auto-grow-height="false" fo:min-height="2.818cm" fo:min-width="4.068cm"/>
      <style:paragraph-properties style:writing-mode="lr-tb"/>
    </style:style>
    <style:style style:name="gr2" style:family="graphic" style:parent-style-name="standard">
      <style:graphic-properties draw:fill-color="#81aca6" draw:textarea-horizontal-align="justify" draw:textarea-vertical-align="middle" draw:auto-grow-height="false" fo:min-height="1.2cm" fo:min-width="3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86cm" fo:min-width="0.676cm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706cm" fo:min-width="0.4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71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94cm" fo:min-width="0.244cm"/>
    </style:style>
    <style:style style:name="gr10" style:family="graphic" style:parent-style-name="standard">
      <style:graphic-properties draw:textarea-horizontal-align="justify" draw:textarea-vertical-align="middle" draw:auto-grow-height="false" fo:min-height="0.618cm" fo:min-width="0.06cm"/>
    </style:style>
    <style:style style:name="gr11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5.215cm"/>
      <style:paragraph-properties style:writing-mode="lr-tb"/>
    </style:style>
    <style:style style:name="gr13" style:family="graphic" style:parent-style-name="standard">
      <style:graphic-properties draw:fill-color="#ffa6a6" draw:textarea-horizontal-align="justify" draw:textarea-vertical-align="middle" draw:auto-grow-height="false" fo:min-height="1.2cm" fo:min-width="1.6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de59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81aca6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="none"/>
      <style:paragraph-properties fo:text-align="center" style:writing-mode="lr-tb"/>
      <style:text-properties fo:font-size="18pt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style:text-properties fo:font-size="12pt"/>
    </style:style>
    <style:style style:name="P15" style:family="paragraph">
      <loext:graphic-properties draw:fill-color="#ffa6a6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3.4cm" svg:x="2.95cm" svg:y="5.1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4.1cm" svg:height="1.45cm" svg:x="7.85cm" svg:y="6.1cm">
          <text:p text:style-name="P1"><text:span text:style-name="T1">module-pipe-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1cm" svg:height="1.45cm" svg:x="21.3cm" svg:y="6.1cm">
          <text:p text:style-name="P1"><text:span text:style-name="T1">module-alsa-sink</text:span>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3" draw:text-style-name="P4" draw:layer="layout" svg:width="0.25cm" svg:height="1.5cm" svg:x="26.85cm" svg:y="6.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1cm" svg:height="0.6cm" draw:transform="rotate (-1.5707963267949) translate (27.7cm 5.8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11.95cm" svg:y1="6.825cm" svg:x2="21.3cm" svg:y2="6.825cm" draw:start-shape="id1" draw:start-glue-point="1" draw:end-shape="id2" draw:end-glue-point="3" svg:d="M11950 6825h9350" svg:viewBox="0 0 9351 1">
          <text:p/>
        </draw:connector>
        <draw:connector draw:style-name="gr5" draw:text-style-name="P5" draw:layer="layout" draw:type="curve" svg:x1="25.4cm" svg:y1="6.825cm" svg:x2="26.85cm" svg:y2="6.9cm" draw:start-shape="id2" draw:start-glue-point="1" draw:end-shape="id3" draw:end-glue-point="3" svg:d="M25400 6825c1087 0 363 75 1450 75" svg:viewBox="0 0 1451 76">
          <text:p/>
        </draw:connector>
        <draw:custom-shape draw:style-name="gr6" draw:text-style-name="P7" draw:layer="layout" svg:width="1.35cm" svg:height="1.35cm" svg:x="8.25cm" svg:y="4.6cm">
          <text:p text:style-name="P6">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6" draw:text-style-name="P7" draw:layer="layout" svg:width="1.35cm" svg:height="1.35cm" svg:x="12cm" svg:y="9.2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35cm" svg:height="1.35cm" svg:x="4.55cm" svg:y="3.5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7.35cm" svg:height="0.962cm" svg:x="1.3cm" svg:y="1.75cm">
          <draw:text-box>
            <text:p>Process sequence</text:p>
          </draw:text-box>
        </draw:frame>
        <draw:frame draw:style-name="gr8" draw:text-style-name="P9" draw:layer="layout" svg:width="12.2cm" svg:height="2.962cm" svg:x="11.7cm" svg:y="1.638cm">
          <draw:text-box>
            <text:p><text:span text:style-name="T2">Minimising latency for play-out flows:</text:span></text:p>
            <text:p><text:span text:style-name="T1">Create a recording process which is connected to the pipe-source before ffmpeg is started. The recording process will ensure that the named pipe FIFO does not fill. </text:span></text:p>
          </draw:text-box>
        </draw:frame>
        <draw:custom-shape draw:style-name="gr2" draw:text-style-name="P3" xml:id="id4" draw:id="id4" draw:layer="layout" svg:width="4.1cm" svg:height="1.45cm" svg:x="13.3cm" svg:y="7.8cm">
          <text:p text:style-name="P1"><text:span text:style-name="T1">parec &lt;source&gt; /dev/null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11.95cm" svg:y1="6.825cm" svg:x2="13.3cm" svg:y2="8.525cm" draw:start-shape="id1" draw:start-glue-point="1" draw:end-shape="id4" draw:end-glue-point="3" svg:d="M11950 6825c1012 0 338 1700 1350 1700" svg:viewBox="0 0 1351 1701">
          <text:p/>
        </draw:connector>
        <draw:custom-shape draw:style-name="gr6" draw:text-style-name="P7" draw:layer="layout" svg:width="1.35cm" svg:height="1.35cm" svg:x="16.45cm" svg:y="5.2cm">
          <text:p text:style-name="P6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9cm" svg:height="3.4cm" svg:x="22.15cm" svg:y="15.462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4.1cm" svg:height="1.45cm" svg:x="18.05cm" svg:y="16.462cm">
          <text:p text:style-name="P1"><text:span text:style-name="T1">module-pipe-sin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4.1cm" svg:height="1.45cm" svg:x="4.5cm" svg:y="16.462cm">
          <text:p text:style-name="P1"><text:span text:style-name="T1">module-alsa-sourc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8.6cm" svg:y1="17.187cm" svg:x2="18.05cm" svg:y2="17.187cm" draw:start-shape="id5" draw:start-glue-point="1" draw:end-shape="id6" draw:end-glue-point="3" svg:d="M8600 17187h9450" svg:viewBox="0 0 9451 1">
          <text:p/>
        </draw:connector>
        <draw:g xml:id="id7" draw:id="id7">
          <draw:custom-shape draw:style-name="gr9" draw:text-style-name="P4" draw:layer="layout" svg:width="1.05cm" svg:height="1.05cm" svg:x="1.85cm" svg:y="13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1cm" svg:height="1.55cm" svg:x="1.875cm" svg:y="14.312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2.375cm" svg:y1="15.862cm" svg:x2="4.5cm" svg:y2="17.187cm" draw:start-shape="id7" draw:start-glue-point="2" draw:end-shape="id5" draw:end-glue-point="3" svg:d="M2375 15862c0 884 708 1325 2125 1325" svg:viewBox="0 0 2126 1326">
          <text:p/>
        </draw:connector>
        <draw:custom-shape draw:style-name="gr6" draw:text-style-name="P7" draw:layer="layout" svg:width="1.35cm" svg:height="1.35cm" svg:x="19.45cm" svg:y="14.8cm">
          <text:p text:style-name="P6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35cm" svg:height="1.35cm" svg:x="11.9cm" svg:y="15.562cm">
          <text:p text:style-name="P6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12.2cm" svg:height="2.962cm" svg:x="9.55cm" svg:y="11.6cm">
          <draw:text-box>
            <text:p><text:span text:style-name="T2">Minimising latency for recording flows:</text:span></text:p>
            <text:p><text:span text:style-name="T1">Create a module-pipe-sink and start ffmpeg to keep the sink empty.</text:span></text:p>
          </draw:text-box>
        </draw:frame>
        <draw:custom-shape draw:style-name="gr6" draw:text-style-name="P7" draw:layer="layout" svg:width="1.35cm" svg:height="1.35cm" svg:x="25.9cm" svg:y="13.712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2" draw:layer="layout" svg:width="4.9cm" svg:height="3.4cm" svg:x="2.95cm" svg:y="5.1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4.1cm" svg:height="1.45cm" svg:x="7.85cm" svg:y="6.1cm">
          <text:p text:style-name="P1"><text:span text:style-name="T1">module-pipe-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1cm" svg:height="1.45cm" svg:x="21.3cm" svg:y="6.1cm">
          <text:p text:style-name="P1"><text:span text:style-name="T1">module-alsa-sink</text:span></text:p>
          <draw:enhanced-geometry svg:viewBox="0 0 21600 21600" draw:type="rectangle" draw:enhanced-path="M 0 0 L 21600 0 21600 21600 0 21600 0 0 Z N"/>
        </draw:custom-shape>
        <draw:g xml:id="id10" draw:id="id10">
          <draw:custom-shape draw:style-name="gr3" draw:text-style-name="P4" draw:layer="layout" svg:width="0.25cm" svg:height="1.5cm" svg:x="26.85cm" svg:y="6.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1cm" svg:height="0.6cm" draw:transform="rotate (-1.5707963267949) translate (27.7cm 5.8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11.95cm" svg:y1="6.825cm" svg:x2="21.3cm" svg:y2="6.825cm" draw:start-shape="id8" draw:start-glue-point="1" draw:end-shape="id9" draw:end-glue-point="3" svg:d="M11950 6825h9350" svg:viewBox="0 0 9351 1">
          <text:p/>
        </draw:connector>
        <draw:connector draw:style-name="gr5" draw:text-style-name="P5" draw:layer="layout" draw:type="curve" svg:x1="25.4cm" svg:y1="6.825cm" svg:x2="26.85cm" svg:y2="6.9cm" draw:start-shape="id9" draw:start-glue-point="1" draw:end-shape="id10" draw:end-glue-point="3" svg:d="M25400 6825c1087 0 363 75 1450 75" svg:viewBox="0 0 1451 76">
          <text:p/>
        </draw:connector>
        <draw:custom-shape draw:style-name="gr6" draw:text-style-name="P11" draw:layer="layout" svg:width="1.35cm" svg:height="1.35cm" svg:x="9.2cm" svg:y="4.6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35cm" svg:height="1.35cm" svg:x="15.6cm" svg:y="5.3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35cm" svg:height="1.35cm" svg:x="4.55cm" svg:y="3.55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7.35cm" svg:height="1.673cm" svg:x="1.3cm" svg:y="1.75cm">
          <draw:text-box>
            <text:p text:style-name="P12">Process sequence (not used)</text:p>
          </draw:text-box>
        </draw:frame>
        <draw:frame draw:style-name="gr11" draw:text-style-name="P9" draw:layer="layout" svg:width="12.2cm" svg:height="3.569cm" svg:x="11.7cm" svg:y="1.638cm">
          <draw:text-box>
            <text:p text:style-name="P14"><text:span text:style-name="T2">Minimising latency for play-out flows:</text:span></text:p>
            <text:p text:style-name="P14"><text:span text:style-name="T1">We have little control over linux pipes. The module-pipe-source allows converting a stream into a PulseAudio source, but care should be taken that the named pipe it creates (FIFO) remains empty. For this reason the pipe-source should be connected to a sink before starting the ffmpeg process in order to keep the pipe FIFO data at a minimum (drained).</text:span></text:p>
          </draw:text-box>
        </draw:frame>
        <draw:custom-shape draw:style-name="gr1" draw:text-style-name="P2" draw:layer="layout" svg:width="4.9cm" svg:height="3.4cm" svg:x="22.1cm" svg:y="15.4cm">
          <text:p text:style-name="P1"><text:span text:style-name="T1">ffmpe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4.1cm" svg:height="1.45cm" svg:x="16.55cm" svg:y="16.375cm">
          <text:p text:style-name="P1"><text:span text:style-name="T1">module-pipe-sink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1cm" svg:height="1.45cm" svg:x="4.45cm" svg:y="16.4cm">
          <text:p text:style-name="P1"><text:span text:style-name="T1">module-alsa-sourc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8.55cm" svg:y1="17.125cm" svg:x2="16.55cm" svg:y2="17.1cm" draw:start-shape="id11" draw:start-glue-point="1" draw:end-shape="id12" draw:end-glue-point="3" svg:d="M8550 17125c6000 0 2000-25 8000-25" svg:viewBox="0 0 8001 26">
          <text:p/>
        </draw:connector>
        <draw:g xml:id="id13" draw:id="id13">
          <draw:custom-shape draw:style-name="gr9" draw:text-style-name="P4" draw:layer="layout" svg:width="1.05cm" svg:height="1.05cm" svg:x="1.8cm" svg:y="1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1cm" svg:height="1.55cm" svg:x="1.825cm" svg:y="14.2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5" draw:text-style-name="P5" draw:layer="layout" draw:type="curve" svg:x1="2.325cm" svg:y1="15.8cm" svg:x2="4.45cm" svg:y2="17.125cm" draw:start-shape="id13" draw:start-glue-point="2" draw:end-shape="id11" draw:end-glue-point="3" svg:d="M2325 15800c0 884 708 1325 2125 1325" svg:viewBox="0 0 2126 1326">
          <text:p/>
        </draw:connector>
        <draw:custom-shape draw:style-name="gr6" draw:text-style-name="P11" draw:layer="layout" svg:width="1.35cm" svg:height="1.35cm" svg:x="18.15cm" svg:y="14.85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35cm" svg:height="1.35cm" svg:x="11.85cm" svg:y="15.5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.35cm" svg:height="1.35cm" svg:x="24.75cm" svg:y="13.7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layer="layout" svg:width="12.2cm" svg:height="5.465cm" svg:x="9.95cm" svg:y="8.95cm">
          <draw:text-box>
            <text:p text:style-name="P14"><text:span text:style-name="T2">Minimising latency for recording flows:</text:span></text:p>
            <text:p text:style-name="P14"><text:span text:style-name="T1">Here ffmpeg should be started ideally before the source is connected to the pipe-sink to ensure the pipe remains drained. This however has side effects:</text:span></text:p>
            <text:p text:style-name="P14"><text:span text:style-name="T1">- ffmpeg might quit when no data is received</text:span></text:p>
            <text:p text:style-name="P14"><text:span text:style-name="T1">- more complicated logic to ensure proper sequence.</text:span></text:p>
            <text:p text:style-name="P14"><text:span text:style-name="T1"/></text:p>
            <text:p text:style-name="P14"><text:span text:style-name="T1">To simplify the flow, we can create a buffer module that drains the pipe of the pipe-sink, and keeps a minimal buffer of the latest received data. When ffmpeg is started later, it will only read the latest data and latency will be kept at minimum.</text:span></text:p>
          </draw:text-box>
        </draw:frame>
        <draw:custom-shape draw:style-name="gr13" draw:text-style-name="P15" draw:layer="layout" svg:width="2.175cm" svg:height="1.45cm" draw:transform="rotate (1.5707963267949) translate (20.65cm 18.188cm)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6-08T16:45:44.442185182</meta:creation-date>
    <dc:date>2023-06-08T21:40:09.611241706</dc:date>
    <meta:editing-duration>PT1H5M54S</meta:editing-duration>
    <meta:editing-cycles>5</meta:editing-cycles>
    <meta:generator>LibreOffice/7.3.4.2$MacOSX_AARCH64 LibreOffice_project/728fec16bd5f605073805c3c9e7c4212a0120dc5</meta:generator>
    <meta:document-statistic meta:object-count="54"/>
  </office:meta>
</office:document-meta>
</file>